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PiStd" svg:font-family="AdobePiStd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Gras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0pt" officeooo:paragraph-rsid="00875926" style:font-size-asian="10pt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PiStd" svg:font-family="AdobePiStd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Gras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417in" fo:margin-bottom="0in" style:contextual-spacing="false" fo:text-align="center" style:justify-single-word="false" fo:keep-with-next="always">
        <style:tab-stops>
          <style:tab-stop style:position="3.5445in" style:type="center"/>
        </style:tab-stops>
      </style:paragraph-properties>
      <style:text-properties fo:color="#333300" loext:opacity="100%" fo:font-size="16pt" fo:font-weight="bold" style:font-size-asian="16pt" style:font-weight-asian="bold" style:font-weight-complex="bold"/>
    </style:style>
    <style:style style:name="Corps_20_de_20_texte_20_3" style:display-name="Corps de texte 3" style:family="paragraph" style:parent-style-name="Standard">
      <style:paragraph-properties fo:margin-top="0.0417in" fo:margin-bottom="0in" style:contextual-spacing="false" fo:text-align="justify" style:justify-single-word="false"/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2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5f__5f_XXX_5f__5f__5f_invalid" style:display-name="__XXX___invalid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5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ent Rau</meta:initial-creator>
    <meta:creation-date>2021-10-19T10:40:59.044000000</meta:creation-date>
    <dc:date>2022-07-07T15:33:39.269118871</dc:date>
    <meta:editing-duration>PT3H5M45S</meta:editing-duration>
    <meta:editing-cycles>39</meta:editing-cycles>
    <meta:generator>LibreOfficeDev/7.5.0.0.alpha0$Linux_X86_64 LibreOffice_project/d2dfc0c4286057f5d8dda178817de3503c3a7d29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file:///U:/SES/Pole_Enquetes_Entreprises/TIC/TIC2022/Wiki/Publipostage/tic22_PUBLIPOSTAGE_def.XL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